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57bf"/>
    </style:style>
    <style:style style:name="T1" style:family="text">
      <style:text-properties officeooo:rsid="00175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omo funciona</text:span></text:h>
      <text:p text:style-name="P1"/>
      <text:p text:style-name="P1">Vamos considerar o caso do usuário precisando chegar a uma determinada sala em um prédio que desconheça. Esse prédio está representado na figura 1.</text:p>
      <text:p text:style-name="P1"/>
      <text:p text:style-name="P1">Ao chegar à porta do prédio, o usuário aproxima seu telefone do cartaz que contém a tag NFC junto à porta. A detecção da URL especial que inicia por “guidedroid://” dispara a aplicação GuideDroid que então identifica o prédio e faz download do arquivo XML que o descreve. A aplicação também pergunta ao usuário qual a sala destino, apresentando uma lista com os nomes das salas existentes no prédio.</text:p>
      <text:p text:style-name="P1"/>
      <text:p text:style-name="P1">Uma vez escolhido o destino, a aplicação calcula o percurso usando o algoritmo de Dijkstra e pede ao usuário que rotacione o celular no sentido horizontal (ver figura 2) para determinar a orientação magnética do primeiro trecho do percurso.</text:p>
      <text:p text:style-name="P1"/>
      <text:p text:style-name="P1">Quando a orientação magnética é encontrada, o celular vibra e anuncia a distância que o usuário deve prosseguir naquela direção. No final desse trecho, existirá nova tag NFC que corresponde ou ao destino ou a um ponto intermediário (waypoint) onde o processo se repete para determinar um novo trecho.</text:p>
      <text:p text:style-name="P1"/>
      <text:p text:style-name="P1">Exemplificando com a figura 1, vamos supor que o destino seja a sala 106. O usuário encosta o celular à tag NFC da entrada e após a inicialização necessária, a aplicação determina o menor percurso A,C,K,J,I para atingir a sala 106.</text:p>
      <text:p text:style-name="P1">Então o usuário rotaciona seu celular que ao apontar para o ponto da tag C vibra e diz “siga nesta direção por 4 metros”. Quando atinge essa nova tag, o processo se repete para o trecho entre C e K e assim por diante até atingir o ponto I que representa a entrada da sala 106.</text:p>
      <text:p text:style-name="P1"/>
      <text:p text:style-name="P1">Esse processo baseado em trechos curtos pode ser entediante no início, mas não precisa ser repetido a cada vez que o usuário percorrer esse mesmo prédio. Uma vez que o usuário memorize um determinado percurso, ele só precisará da ajuda do GuideDroid quando desconhecer o percurso.</text:p>
      <text:p text:style-name="P1"/>
      <text:p text:style-name="P1">Vamos imaginar que ela se encontre na sala 105 e que tenha chegado lá sem ajuda, pois já havia aprendido o percurso. Então ela deseja ir ao banheiro (F) mas desconhece esse percurso. O que ela faz é encostar o celular na tag G na porta e a aplicação irá carregar o arquivo XML desse prédio pois o arquivo em cache correspondia à outro prédio. Ela pode então escolher seu destino (F, banheiro feminino) e a aplicação irá calcular o percurso G,H,I,J,K,L até lá. Supondo-se que ela já sinta segurança ao deslocar-se por parte desse percurso (pois ela lembra do corredor até o ponto K, por exemplo), ela não precisará parar em cada ponto intermediário até chegar a um ponto conhecido (o ponto K, neste caso). Basta encostar o celular nesse ponto K, manter o destino como L (o banheiro) e a aplicação pedirá que rotacione o telefone até encontrar a direção do ponto L e anunciar “siga nesta direção por 3 metros”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Style" style:display-name="Default Style" style:family="paragraph" style:default-outline-level="">
      <style:paragraph-properties fo:orphans="0" fo:widows="0" fo:hyphenation-ladder-count="no-limit" style:writing-mode="lr-tb"/>
      <style:text-properties fo:color="#00000a" style:font-name="Liberation Serif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Default_20_Style" style:default-outline-level="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12:03:51</meta:creation-date>
    <dc:date>2013-08-21T12:21:04</dc:date>
    <meta:editing-duration>PT16M1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9" meta:word-count="489" meta:character-count="2794" meta:non-whitespace-character-count="2314"/>
  </office:meta>
</office:document-meta>
</file>